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5115951422704760768" text:style-name="L1">
        <text:list-item>
          <text:p text:style-name="P1">Transcript doesn't show Methods comp – asked Bob, Matt</text:p>
          <text:list>
            <text:list-item>
              <text:p text:style-name="P1">Probably not gonna happen until the Center 'officially' exists</text:p>
            </text:list-item>
            <text:list-item>
              <text:p text:style-name="P1">Not important – I can mention it in my letter, plus Ryan is on the committee and he knows</text:p>
            </text:list-item>
          </text:list>
        </text:list-item>
        <text:list-item>
          <text:p text:style-name="P1">Is unofficial transcript alright? – asked Jim/CCPS, Ryan</text:p>
          <text:list>
            <text:list-item>
              <text:p text:style-name="P1">Yes</text:p>
            </text:list-item>
          </text:list>
        </text:list-item>
        <text:list-item>
          <text:p text:style-name="P1">Diss proposal is the prospectus plus the signed page, right? Not possible to add anything? – asked Jim/CCPS, Ryan (10/18)</text:p>
          <text:list>
            <text:list-item>
              <text:p text:style-name="P1">I can add revisions if I want, but that's not a super important par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8T23:35:29</meta:creation-date>
    <dc:title>Meins</dc:title>
    <meta:editing-duration>PT25M47S</meta:editing-duration>
    <meta:editing-cycles>5</meta:editing-cycles>
    <meta:generator>OpenOffice/4.1.5$Unix OpenOffice.org_project/415m1$Build-9789</meta:generator>
    <meta:initial-creator>Simon Heuberger</meta:initial-creator>
    <dc:date>2018-10-19T13:21:15</dc:date>
    <dc:creator>Simon Heuberger</dc:creator>
    <meta:document-statistic meta:table-count="0" meta:image-count="0" meta:object-count="0" meta:page-count="1" meta:paragraph-count="7" meta:word-count="87" meta:character-count="460"/>
    <meta:template xlink:type="simple" xlink:actuate="onRequest" xlink:title="Meins" xlink:href="../../../../../../Library/Application%20Support/OpenOffice/4/user/template/Meins1.ott" meta:date="2018-10-18T23:35:29"/>
  </office:meta>
</office:document-meta>
</file>